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us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Cut + Sync</text:p>
          </table:table-cell>
          <table:table-cell office:value-type="string" calcext:value-type="string">
            <text:p>Basic fixes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00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00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" calcext:value-type="float">
            <text:p>00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" calcext:value-type="float">
            <text:p>00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" calcext:value-type="float">
            <text:p>01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o lines</text:p>
          </table:table-cell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9" calcext:value-type="float">
            <text:p>01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0" calcext:value-type="float">
            <text:p>02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3" calcext:value-type="float">
            <text:p>03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5" calcext:value-type="float">
            <text:p>03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6" calcext:value-type="float">
            <text:p>03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5" calcext:value-type="float">
            <text:p>04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6" calcext:value-type="float">
            <text:p>04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7" calcext:value-type="float">
            <text:p>04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8" calcext:value-type="float">
            <text:p>04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9" calcext:value-type="float">
            <text:p>04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0" calcext:value-type="float">
            <text:p>05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1" calcext:value-type="float">
            <text:p>05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05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05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05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55" calcext:value-type="float">
            <text:p>05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05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05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05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05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0" calcext:value-type="float">
            <text:p>060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1" calcext:value-type="float">
            <text:p>06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2" calcext:value-type="float">
            <text:p>062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3" calcext:value-type="float">
            <text:p>063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4" calcext:value-type="float">
            <text:p>064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5" calcext:value-type="float">
            <text:p>065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ast line if too late, subs can be merged</text:p>
          </table:table-cell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ngle line</text:p>
          </table:table-cell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ngle line</text:p>
          </table:table-cell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7" calcext:value-type="float">
            <text:p>09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he lines about ransom could use more editing, but if the audio-sync might get fixed then this will be awkward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ame as abov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dited so that [In Black Speech] title is first one – in the original film this caption was earlier because Azog has more screentim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1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 table:number-rows-repeated="10484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3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9:17:41.7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5-26T02:37:01.329000000</dc:date>
    <meta:editing-duration>P2DT6H26M44S</meta:editing-duration>
    <meta:editing-cycles>106</meta:editing-cycles>
    <meta:document-statistic meta:table-count="1" meta:cell-count="433" meta:object-count="0"/>
  </office:meta>
</office:document-meta>
</file>